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1.75in"/>
    </style:style>
    <style:style style:name="Table1.B" style:family="table-column">
      <style:table-column-properties style:column-width="2.6875in"/>
    </style:style>
    <style:style style:name="Table1.C" style:family="table-column">
      <style:table-column-properties style:column-width="1.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5.3542in" table:align="margins"/>
    </style:style>
    <style:style style:name="Table2.A" style:family="table-column">
      <style:table-column-properties style:column-width="5.3542in" style:rel-column-width="65535*"/>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Arial1" fo:font-size="10.5pt" style:font-size-asian="10.5pt" style:font-size-complex="10.5pt"/>
    </style:style>
    <style:style style:name="P3" style:family="paragraph" style:parent-style-name="Preformatted_20_Text">
      <style:paragraph-properties fo:margin-left="0in" fo:margin-right="0in" fo:text-indent="0in" style:auto-text-indent="true"/>
      <style:text-properties style:font-name="Arial1" fo:font-size="10.5pt" officeooo:paragraph-rsid="0018785a" style:font-size-asian="10.5pt" style:font-size-complex="10.5pt"/>
    </style:style>
    <style:style style:name="P4" style:family="paragraph" style:parent-style-name="Preformatted_20_Text">
      <style:paragraph-properties fo:margin-left="0in" fo:margin-right="0in" fo:text-indent="0in" style:auto-text-indent="true"/>
      <style:text-properties style:font-name="Arial1" fo:font-size="10.5pt" officeooo:paragraph-rsid="001b6fdb" style:font-size-asian="10.5pt" style:font-size-complex="10.5pt"/>
    </style:style>
    <style:style style:name="P5" style:family="paragraph" style:parent-style-name="caution">
      <style:text-properties fo:font-size="10.5pt" officeooo:paragraph-rsid="001b6fdb" style:font-size-asian="10.5pt" style:font-size-complex="10.5pt"/>
    </style:style>
    <style:style style:name="P6" style:family="paragraph" style:parent-style-name="Table">
      <style:text-properties fo:font-size="10.5pt" style:font-size-asian="10.5pt" style:font-size-complex="10.5pt"/>
    </style:style>
    <style:style style:name="P7" style:family="paragraph" style:parent-style-name="Preformatted_20_Text">
      <loext:graphic-properties draw:fill="none"/>
      <style:paragraph-properties fo:margin-left="0in" fo:margin-right="0in" fo:text-indent="0in" style:auto-text-indent="false" fo:background-color="transparent"/>
      <style:text-properties style:font-name="Arial1" fo:font-size="10.5pt" style:font-size-asian="10.5pt" style:font-size-complex="10.5pt"/>
    </style:style>
    <style:style style:name="P8" style:family="paragraph" style:parent-style-name="Preformatted_20_Text">
      <loext:graphic-properties draw:fill="none"/>
      <style:paragraph-properties fo:margin-left="0in" fo:margin-right="0in" fo:text-indent="0in" style:auto-text-indent="false" fo:background-color="transparent"/>
      <style:text-properties style:font-name="Arial1" fo:font-size="10.5pt" officeooo:paragraph-rsid="0018785a" style:font-size-asian="10.5pt" style:font-size-complex="10.5pt"/>
    </style:style>
    <style:style style:name="P9" style:family="paragraph" style:parent-style-name="code">
      <style:text-properties fo:font-size="10.5pt" style:font-size-asian="10.5pt" style:font-size-complex="10.5pt"/>
    </style:style>
    <style:style style:name="P10" style:family="paragraph" style:parent-style-name="code">
      <style:text-properties fo:font-size="10.5pt" officeooo:rsid="001c26cb" officeooo:paragraph-rsid="001c26cb" style:font-size-asian="10.5pt" style:font-size-complex="10.5pt"/>
    </style:style>
    <style:style style:name="P11" style:family="paragraph" style:parent-style-name="Heading_20_2">
      <style:text-properties style:font-name="Arial1" fo:font-size="10.5pt" style:font-size-asian="10.5pt" style:font-size-complex="10.5pt"/>
    </style:style>
    <style:style style:name="P12" style:family="paragraph" style:parent-style-name="Heading_20_1">
      <style:paragraph-properties fo:break-before="page"/>
    </style:style>
    <style:style style:name="T1" style:family="text">
      <style:text-properties style:font-name="Arial1"/>
    </style:style>
    <style:style style:name="T2" style:family="text">
      <style:text-properties officeooo:rsid="001c26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tring Data Types </text:h>
      <text:p text:style-name="P1"/>
      <text:p text:style-name="P2">Strings are an essential part of programming, and proper manipulation of strings is an essential skill for any programmer. You will need to use strings 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2"/>
      <text:p text:style-name="P2">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2"/>
      <text:p text:style-name="P2">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2"/>
      <text:p text:style-name="P2">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P2"/>
      <text:p text:style-name="P2">While computers have grown in both speed and capacity, the basic computing processes haven't changed since the 1950's. The next revolution in computing won't be quantum processors or holographic memory; it will be when computers can understand language. </text:p>
      <text:p text:style-name="P2"/>
      <text:p text:style-name="P2"><text:soft-page-break/>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text:p>
      <text:p text:style-name="P2">terminated array of Char, where Char can be interpreted as both a character and number.</text:p>
      <text:p text:style-name="P2">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2"/>
      <text:p text:style-name="P2">FreeBasic has four intrinsic string data types, listed in the following table. </text:p>
      <text:p text:style-name="P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String Type</text:p>
            </table:table-cell>
            <table:table-cell table:style-name="Table1.A1" office:value-type="string">
              <text:p text:style-name="P2"><text:s/>Declaration </text:p>
            </table:table-cell>
            <table:table-cell table:style-name="Table1.C1" office:value-type="string">
              <text:p text:style-name="P3">Purpose </text:p>
            </table:table-cell>
          </table:table-row>
        </table:table-header-rows>
        <table:table-row>
          <table:table-cell table:style-name="Table1.A5" office:value-type="string">
            <text:p text:style-name="P7">Dynamic String </text:p>
          </table:table-cell>
          <table:table-cell table:style-name="Table1.B5" office:value-type="string">
            <text:p text:style-name="P7">Dim myString as String </text:p>
          </table:table-cell>
          <table:table-cell table:style-name="Table1.C5" office:value-type="string">
            <text:p text:style-name="P8">8-bit string that is dynamically allocated and automatically resized. </text:p>
          </table:table-cell>
        </table:table-row>
        <table:table-row>
          <table:table-cell table:style-name="Table1.A5" office:value-type="string">
            <text:p text:style-name="P7">Fixed Length String </text:p>
          </table:table-cell>
          <table:table-cell table:style-name="Table1.B5" office:value-type="string">
            <text:p text:style-name="P7">Dim myString as String * length </text:p>
          </table:table-cell>
          <table:table-cell table:style-name="Table1.C5" office:value-type="string">
            <text:p text:style-name="P7">8-bit, fixed-length string.</text:p>
          </table:table-cell>
        </table:table-row>
        <table:table-row>
          <table:table-cell table:style-name="Table1.A5" office:value-type="string">
            <text:p text:style-name="P7">Zstring</text:p>
          </table:table-cell>
          <table:table-cell table:style-name="Table1.B5" office:value-type="string">
            <text:p text:style-name="P8">Dim myString as Zstring * length </text:p>
            <text:p text:style-name="P8">Dim myString as Zstring Ptr </text:p>
          </table:table-cell>
          <table:table-cell table:style-name="Table1.C5" office:value-type="string">
            <text:p text:style-name="P7">8-bit, fixed-length, Null terminated character string. A Zstring is a C-style string. </text:p>
          </table:table-cell>
        </table:table-row>
        <table:table-row>
          <table:table-cell table:style-name="Table1.A5" office:value-type="string">
            <text:p text:style-name="P7">Wstring </text:p>
          </table:table-cell>
          <table:table-cell table:style-name="Table1.B5" office:value-type="string">
            <text:p text:style-name="P8">Dim myString as Wstring *length <text:s/></text:p>
            <text:p text:style-name="P8">Dim myString as Wstring Ptr </text:p>
          </table:table-cell>
          <table:table-cell table:style-name="Table1.C5" office:value-type="string">
            <text:p text:style-name="P7">16-bit, fixed-length, Null terminated string used with Unicode functions. </text:p>
          </table:table-cell>
        </table:table-row>
      </table:table>
      <text:p text:style-name="P2"/>
      <text:p text:style-name="P6">Table 9.1: Intrinsic FreeBasic String Data Types </text:p>
      <text:p text:style-name="P2">All FreeBasic strings can hold up to 2 GB of data, or up to the amount of memory on your computer. </text:p>
      <text:h text:style-name="Heading_20_2" text:outline-level="2">Dynamic Strings </text:h>
      <text:p text:style-name="P4">Dynamic strings are variable-length strings that the compiler automatically <text:soft-page-break/>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2">The following program will show an example of dynamic strings at work.</text:span></text:p>
      <text:p text:style-name="P4"/>
      <table:table table:name="Table2" table:style-name="Table2">
        <table:table-column table:style-name="Table2.A"/>
        <table:table-row>
          <table:table-cell office:value-type="string">
            <text:p text:style-name="P9">‘<text:span text:style-name="T2">Define a string </text:span></text:p>
            <text:p text:style-name="P9">Dim <text:span text:style-name="T2">MyString</text:span> As String</text:p>
            <text:p text:style-name="P10">Dim MyString2 as String</text:p>
            <text:p text:style-name="P9"/>
            <text:p text:style-name="P9"><text:span text:style-name="T2">MyString</text:span> = "Hello"</text:p>
            <text:p text:style-name="P9">Print <text:span text:style-name="T2">MyString</text:span></text:p>
            <text:p text:style-name="P9"/>
            <text:p text:style-name="P9"><text:span text:style-name="T2">MyString</text:span> += ", world!"</text:p>
            <text:p text:style-name="P9">Print <text:span text:style-name="T2">Mystring</text:span></text:p>
            <text:p text:style-name="P9"/>
            <text:p text:style-name="P9"><text:span text:style-name="T2">Mystring2</text:span> = "Welcome to FreeBASIC"</text:p>
            <text:p text:style-name="P9">Print <text:span text:style-name="T2">MyString</text:span> + "! " + <text:span text:style-name="T2">Mystring2 + “!”</text:span></text:p>
          </table:table-cell>
        </table:table-row>
      </table:table>
      <text:p text:style-name="P4"/>
      <text:p text:style-name="P4"/>
      <text:p text:style-name="P4">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P2"/>
      <text:p text:style-name="P5">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text:span text:style-name="T1">Instead of using strings to read binary data, you should byte arrays instead. <text:s/></text:span>Since a dynamic string is actually a pointer to a string descriptor, you cannot use dynamic strings in type definitions that you are going to save to a file. You should use a fixed length string instead. </text:p>
      <text:p text:style-name="P2"/>
      <text:h text:style-name="Heading_20_2" text:outline-level="2">Fixed Length Strings </text:h>
      <text:p text:style-name="P2"/>
      <text:p text:style-name="P2">Fixed length strings are defined using a length parameter, and can only hold strings that are less than or equal to the defined size. Trying to initialize a fixed length string with data that is longer than the defined size will result in the string <text:soft-page-break/>being truncated to fit. </text:p>
      <text:p text:style-name="P2"/>
      <text:p text:style-name="P2">The following short program illustrates creating and using a fixed length string. </text:p>
      <text:p text:style-name="P2"/>
      <text:p text:style-name="P2">'Define a fixed length string </text:p>
      <text:p text:style-name="P2">Dim myFString As String * 20 </text:p>
      <text:p text:style-name="P2">'Save some data in the string </text:p>
      <text:p text:style-name="P2">myFString = "This should fit." </text:p>
      <text:p text:style-name="P2">Print myFString </text:p>
      <text:p text:style-name="P2">'This data will be truncated. </text:p>
      <text:p text:style-name="P2">myFString = "This string will be truncated." </text:p>
      <text:p text:style-name="P2">Print myFString </text:p>
      <text:p text:style-name="P2">Sleep </text:p>
      <text:p text:style-name="P2">End </text:p>
      <text:p text:style-name="P2"/>
      <text:p text:style-name="P2"/>
      <text:p text:style-name="P2">Listing 9.2: fixedstr.bas </text:p>
      <text:p text:style-name="P2"/>
      <text:p text:style-name="P2"><text:tab/>Analysis: Lines 4 defines a fixed length string that can hold up to 20 characters.</text:p>
      <text:p text:style-name="P2">Line 7 loads the variable with a string and line 8 prints the contents of the variable. Since the string "This should fit." is smaller than 20 characters, so the whole string will be printed out. Line 11 tries to initialize the string with data that is longer than 20 characters so the string will be truncated when it is printed out in line 12. </text:p>
      <text:p text:style-name="P2"/>
      <text:p text:style-name="P2">When you run the program you should see the following output. </text:p>
      <text:p text:style-name="P2"/>
      <text:p text:style-name="P2">This should fit. </text:p>
      <text:p text:style-name="P2"/>
      <text:p text:style-name="P2"/>
      <text:p text:style-name="P2">This string will be </text:p>
      <text:p text:style-name="P2"/>
      <text:p text:style-name="P2"/>
      <text:p text:style-name="P2">Output 9.2: Output of fixedstr.bas </text:p>
      <text:p text:style-name="P2"/>
      <text:p text:style-name="P2"/>
      <text:p text:style-name="P2">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2"/>
      <text:h text:style-name="Heading_20_2" text:outline-level="2"><text:soft-page-break/>Zstrings </text:h>
      <text:p text:style-name="P2">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2">them just like fixed strings, automatically truncating data to fit the defined size. </text:p>
      <text:p text:style-name="P2"/>
      <text:p text:style-name="P2">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 </text:p>
      <text:p text:style-name="P2"/>
      <text:p text:style-name="P2">When using either type of Zstring, FreeBasic will manage the terminating Null character for you, but the storage size of a Zstring will be 1 less than the defined size since the the Null character occupies the last character position. When calculating the size of a Zstring be sure to add 1 to the value to account for the Null terminator. You must also not include the character 0 in any of your data, or the data will be truncated since FreeBasic will see the Null character as the end of the string. </text:p>
      <text:p text:style-name="P2"/>
      <text:p text:style-name="P2">The following program shows both uses of the Zstring data type. </text:p>
      <text:p text:style-name="P2"/>
      <text:p text:style-name="P2">'Declare a fixed length Zstring </text:p>
      <text:p text:style-name="P2">Dim myFixedZstring As Zstring * 20 + 1 </text:p>
      <text:p text:style-name="P2">'Declare a dynamic Zstring </text:p>
      <text:p text:style-name="P2">Dim myDynaZstring As Zstring Ptr </text:p>
      <text:p text:style-name="P2">'Load some data into the fixed zstring </text:p>
      <text:p text:style-name="P2">Print "123456789012345678901" </text:p>
      <text:p text:style-name="P2">myFixedZstring = "This should fit." </text:p>
      <text:p text:style-name="P2">Print myFixedZstring </text:p>
      <text:p text:style-name="P2">myFixedZstring = "This will be truncated." </text:p>
      <text:p text:style-name="P2">Print myFixedZstring </text:p>
      <text:p text:style-name="P2">'Create a dynamic zstring </text:p>
      <text:p text:style-name="P2">Print "123456789012345678901" </text:p>
      <text:p text:style-name="P2">myDynaZstring = Callocate(20 + 1) </text:p>
      <text:p text:style-name="P2">*myDynaZstring = "Let's add some data." </text:p>
      <text:p text:style-name="P2">Print *myDynaZstring </text:p>
      <text:p text:style-name="P2">'Resize the string: 20 for current data + 5 for new </text:p>
      <text:p text:style-name="P2">'data + 1 for Null </text:p>
      <text:p text:style-name="P2">myDynaZstring = Reallocate(myDynaZstring, 20 + 5 + 1) </text:p>
      <text:p text:style-name="P2">Print "12345678901234567890123456" </text:p>
      <text:p text:style-name="P2"><text:soft-page-break/>*myDynaZstring = "Let's add some more data." </text:p>
      <text:p text:style-name="P2">Print myDynaZstring[0] </text:p>
      <text:p text:style-name="P2">'Deallocate the memory segment </text:p>
      <text:p text:style-name="P2">Deallocate myDynaZstring </text:p>
      <text:p text:style-name="P2">Sleep </text:p>
      <text:p text:style-name="P2">End </text:p>
      <text:p text:style-name="P2"/>
      <text:p text:style-name="P2"/>
      <text:p text:style-name="P2">Listing 9.3: zstring.bas </text:p>
      <text:p text:style-name="P2"/>
      <text:p text:style-name="P2"><text:tab/>Analysis: Line 4 declares a fixed length Zstring. Notice that the desired data length is 20 so 1 is added to to allocate space for the terminating Null character. Line 6 declares a pointer to a Zstring that will be managed dynamically. Line 9 prints out a ruler to compare the print statements in line 11 and 13. Line 10 initializes the Zstring with some data that is small enough to fit in the declared size. Line 12 adds some data that is tooling to fit within the Zstring, which will be truncated to fit. </text:p>
      <text:p text:style-name="P2"/>
      <text:p text:style-name="P2">Line 16 prints another ruler for comparison with the dynamic Zstring data. Line 17Callocates enough space for a 20-byte string along with the terminating Null character.</text:p>
      <text:p text:style-name="P2">Since myDynaZstring is defined as a Zstring Ptr, the indirection operator is used to initialize the variable data in line 18. Line 22 resizes the Zstring to hold 5 additional characters plus the terminating Null using the Reallocate function. Another ruler is printed in line 23 to show the new size of the data loaded into the variable in line 24. Line25 uses the pointer index method to print out the contents of the variable. Line 28deallocates the allocated memory. </text:p>
      <text:p text:style-name="P2"/>
      <text:p text:style-name="P2">When you run this program you should get the following output. </text:p>
      <text:p text:style-name="P2"/>
      <text:p text:style-name="P2">123456789012345678901 </text:p>
      <text:p text:style-name="P2"/>
      <text:p text:style-name="P2"/>
      <text:p text:style-name="P2">This should fit. </text:p>
      <text:p text:style-name="P2"/>
      <text:p text:style-name="P2"/>
      <text:p text:style-name="P2">This will be truncat </text:p>
      <text:p text:style-name="P2"/>
      <text:p text:style-name="P2"/>
      <text:p text:style-name="P2">123456789012345678901 </text:p>
      <text:p text:style-name="P2"/>
      <text:p text:style-name="P2"/>
      <text:p text:style-name="P2">Let's add some data. </text:p>
      <text:p text:style-name="P2"/>
      <text:p text:style-name="P2"><text:soft-page-break/>12345678901234567890123456 </text:p>
      <text:p text:style-name="P2">Let's add some more data. </text:p>
      <text:p text:style-name="P2"/>
      <text:p text:style-name="P2">Output 9.3: Output of zstring.bas </text:p>
      <text:p text:style-name="P2"/>
      <text:p text:style-name="P2">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not to over-run the buffer. The best way to do this is to keep a current allocation size in a separate variable that can be referenced as needed. </text:p>
      <text:p text:style-name="P2"/>
      <text:p text:style-name="P2">You will notice in Line 25 of the listing that the pointer index method was used to print the contents of the resized Zstring. What would the output be if you changed the </text:p>
      <text:p text:style-name="P2"/>
      <text:p text:style-name="P2">index from 0 to 6? Remember that a pointer index behaves much like an array index, and a Zstring could be viewed as an array of characters. If you were to use 6 as the index, the output would be add some more data. The Print statement would start at character </text:p>
      <text:p text:style-name="P2">position 6 and print everything up to the terminating Null character. </text:p>
      <text:p text:style-name="P2"/>
      <text:p text:style-name="P2">You can directly assign a fixed length Zstring to a dynamic string. For a dynamic Zstring, the pointer must be dereferenced by using * or the pointer index method. Keep in mind that the behavior of the indexing method is the same for assignments as it is for the Print statement. </text:p>
      <text:h text:style-name="P11" text:outline-level="2">Wstrings </text:h>
      <text:p text:style-name="P2">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will be discussed in more detail in the chapter on Unicod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2"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register-truth-ref-style-name="freebasic_20_book"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9 String Data Types </dc:title>
    <dc:date>2019-04-09T14:50:00.061026952</dc:date>
    <meta:editing-duration>PT3H37M20S</meta:editing-duration>
    <meta:editing-cycles>12</meta:editing-cycles>
    <meta:generator>LibreOffice/5.2.7.2$Linux_ARM_EABI LibreOffice_project/20m0$Build-2</meta:generator>
    <meta:document-statistic meta:table-count="2" meta:image-count="0" meta:object-count="0" meta:page-count="7" meta:paragraph-count="115" meta:word-count="2221" meta:character-count="13145" meta:non-whitespace-character-count="10933"/>
    <meta:template xlink:type="simple" xlink:actuate="onRequest" xlink:title="" xlink:href="../fbeginnerm.odm" meta:date="2019-04-09T13:34:52.042030152"/>
  </office:meta>
</office:document-meta>
</file>